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3.37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31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4.12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3.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7cm" fo:min-width="2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7.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7.1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loext:graphic-properties draw:fill-color="#ffffff"/>
      <style:paragraph-properties fo:text-align="center"/>
      <style:text-properties style:use-window-font-color="true" fo:font-size="1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3cm" svg:height="1.4cm" svg:x="27.6cm" svg:y="20.7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7.6cm" svg:height="1.6cm" svg:x="26cm" svg:y="22.7cm">
          <text:p text:style-name="P1"><text:span text:style-name="T1">Инициализация,</text:span></text:p>
          <text:p text:style-name="P1"><text:span text:style-name="T1">настройка радиомоду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.6cm" svg:height="1.4cm" svg:x="26cm" svg:y="25.1cm">
          <text:p text:style-name="P1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1" draw:id="id1" draw:layer="layout" svg:width="7.6cm" svg:height="1.5cm" svg:x="26cm" svg:y="29.6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7.6cm" svg:height="1.6cm" svg:x="26cm" svg:y="27.3cm">
          <text:p text:style-name="P1"><text:span text:style-name="T1">Запись команды </text:span></text:p>
          <text:p text:style-name="P1"><text:span text:style-name="T1">сброса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7.2cm" svg:height="6.4cm" svg:x="26.2cm" svg:y="38.7cm">
          <text:p text:style-name="P1"><text:span text:style-name="T1">Кнопка </text:span></text:p>
          <text:p text:style-name="P1"><text:span text:style-name="T1">сброса нажата </text:span></text:p>
          <text:p text:style-name="P1"><text:span text:style-name="T1">или </text:span></text:p>
          <text:p text:style-name="P1"><text:span text:style-name="T1">из порта пришла </text:span></text:p>
          <text:p text:style-name="P1"><text:span text:style-name="T1">команда </text:span></text:p>
          <text:p text:style-name="P1"><text:span text:style-name="T1">сброс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2" draw:id="id2" draw:layer="layout" svg:width="6.4cm" svg:height="5.9cm" svg:x="26.6cm" svg:y="32cm">
          <text:p text:style-name="P1"><text:span text:style-name="T1">Указатель </text:span></text:p>
          <text:p text:style-name="P1"><text:span text:style-name="T1">массива </text:span></text:p>
          <text:p text:style-name="P1"><text:span text:style-name="T1">команд больше 0 </text:span></text:p>
          <text:p text:style-name="P1"><text:span text:style-name="T1">и меньше числа </text:span></text:p>
          <text:p text:style-name="P1"><text:span text:style-name="T1">кнопок?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15" draw:id="id15" draw:layer="layout" svg:width="5cm" svg:height="1.6cm" svg:x="34.7cm" svg:y="34.2cm">
          <text:p text:style-name="P1"><text:span text:style-name="T1">Запись команды </text:span></text:p>
          <text:p text:style-name="P1"><text:span text:style-name="T1">в массив коман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7.6cm" svg:height="1.4cm" svg:x="19cm" svg:y="43.3cm">
          <text:p text:style-name="P1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8" draw:id="id8" draw:layer="layout" svg:width="7.6cm" svg:height="1.6cm" svg:x="19cm" svg:y="45.3cm">
          <text:p text:style-name="P1"><text:span text:style-name="T1">Запись команды </text:span></text:p>
          <text:p text:style-name="P1"><text:span text:style-name="T1">сброса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9" draw:id="id9" draw:layer="layout" svg:width="7.6cm" svg:height="1.5cm" svg:x="19cm" svg:y="47.6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5" draw:id="id5" draw:layer="layout" svg:width="7.6cm" svg:height="1.6cm" svg:x="19cm" svg:y="49.8cm">
          <text:p text:style-name="P1"><text:span text:style-name="T1">Сброс значения указателя </text:span></text:p>
          <text:p text:style-name="P1"><text:span text:style-name="T1">массива команд в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0" draw:id="id10" draw:layer="layout" svg:width="7.6cm" svg:height="1.4cm" svg:x="33.4cm" svg:y="43.3cm">
          <text:p text:style-name="P3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4" xml:id="id11" draw:id="id11" draw:layer="layout" svg:width="7.6cm" svg:height="2.4cm" svg:x="33.4cm" svg:y="45.3cm">
          <text:p text:style-name="P3"><text:span text:style-name="T1">Запись адреса, команды</text:span></text:p>
          <text:p text:style-name="P3"><text:span text:style-name="T1">и других данных </text:span></text:p>
          <text:p text:style-name="P3"><text:span text:style-name="T1">очередной кнопки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3" draw:id="id13" draw:layer="layout" svg:width="7.6cm" svg:height="1.5cm" svg:x="33.4cm" svg:y="50.5cm">
          <text:p text:style-name="P3"><text:span text:style-name="T1"><text:s text:c="2"/></text:span><text:span text:style-name="T1">Отправка данных </text:span></text:p>
          <text:p text:style-name="P3"><text:span text:style-name="T1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3" draw:id="id3" draw:layer="layout" svg:width="7.6cm" svg:height="1.6cm" svg:x="33.4cm" svg:y="55cm">
          <text:p text:style-name="P3"><text:span text:style-name="T1">Инкремент счетчика кнопок </text:span></text:p>
          <text:p text:style-name="P3"><text:span text:style-name="T2">(обнуление при переполнении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2" draw:id="id12" draw:layer="layout" svg:width="7.6cm" svg:height="1.4cm" svg:x="33.4cm" svg:y="48.4cm">
          <text:p text:style-name="P3"><text:span text:style-name="T1">Очистка команд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4" draw:id="id14" draw:layer="layout" svg:width="7.6cm" svg:height="1.4cm" svg:x="33.4cm" svg:y="52.8cm">
          <text:p text:style-name="P3"><text:span text:style-name="T1">Задерж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xml:id="id4" draw:id="id4" draw:layer="layout" svg:x1="29.8cm" svg:y1="31.1cm" svg:x2="29.8cm" svg:y2="32cm" draw:start-shape="id1" draw:start-glue-point="8" draw:end-shape="id2" draw:end-glue-point="4" svg:d="M29800 31100v900" svg:viewBox="0 0 1 901">
          <text:p/>
        </draw:connector>
        <draw:connector draw:style-name="gr11" draw:text-style-name="P5" draw:layer="layout" svg:x1="41cm" svg:y1="55.8cm" svg:x2="29.8cm" svg:y2="31.55cm" draw:start-shape="id3" draw:start-glue-point="7" draw:end-shape="id4" draw:end-glue-point="0" svg:d="M41000 55800h502v-24250h-11702" svg:viewBox="0 0 11703 24251">
          <text:p/>
        </draw:connector>
        <draw:connector draw:style-name="gr11" draw:text-style-name="P5" draw:layer="layout" svg:x1="19cm" svg:y1="50.6cm" svg:x2="29.8cm" svg:y2="31.55cm" draw:start-shape="id5" draw:start-glue-point="5" draw:end-shape="id4" draw:end-glue-point="0" svg:d="M19000 50600h-501v-19050h11301" svg:viewBox="0 0 11302 19051">
          <text:p/>
        </draw:connector>
        <draw:connector draw:style-name="gr10" draw:text-style-name="P1" draw:layer="layout" svg:x1="29.8cm" svg:y1="37.9cm" svg:x2="29.8cm" svg:y2="38.7cm" draw:start-shape="id2" draw:start-glue-point="6" draw:end-shape="id6" draw:end-glue-point="4" svg:d="M29800 37900v800" svg:viewBox="0 0 1 801">
          <text:p/>
        </draw:connector>
        <draw:connector draw:style-name="gr10" draw:text-style-name="P1" draw:layer="layout" svg:x1="22.8cm" svg:y1="44.7cm" svg:x2="22.8cm" svg:y2="45.3cm" draw:start-shape="id7" draw:start-glue-point="2" draw:end-shape="id8" draw:end-glue-point="4" svg:d="M22800 44700v600" svg:viewBox="0 0 1 601">
          <text:p/>
        </draw:connector>
        <draw:connector draw:style-name="gr10" draw:text-style-name="P1" draw:layer="layout" svg:x1="22.8cm" svg:y1="46.9cm" svg:x2="22.8cm" svg:y2="47.6cm" draw:start-shape="id8" draw:start-glue-point="6" draw:end-shape="id9" draw:end-glue-point="5" svg:d="M22800 46900v700" svg:viewBox="0 0 1 701">
          <text:p/>
        </draw:connector>
        <draw:connector draw:style-name="gr10" draw:text-style-name="P1" draw:layer="layout" svg:x1="22.8cm" svg:y1="49.1cm" svg:x2="22.8cm" svg:y2="49.8cm" draw:start-shape="id9" draw:start-glue-point="8" draw:end-shape="id5" draw:end-glue-point="4" svg:d="M22800 49100v700" svg:viewBox="0 0 1 701">
          <text:p/>
        </draw:connector>
        <draw:connector draw:style-name="gr10" draw:text-style-name="P1" draw:layer="layout" svg:x1="37.2cm" svg:y1="44.7cm" svg:x2="37.2cm" svg:y2="45.3cm" draw:start-shape="id10" draw:start-glue-point="2" draw:end-shape="id11" draw:end-glue-point="4" svg:d="M37200 44700v600" svg:viewBox="0 0 1 601">
          <text:p/>
        </draw:connector>
        <draw:connector draw:style-name="gr10" draw:text-style-name="P1" draw:layer="layout" svg:x1="37.2cm" svg:y1="47.7cm" svg:x2="37.2cm" svg:y2="48.4cm" draw:start-shape="id11" draw:start-glue-point="6" draw:end-shape="id12" draw:end-glue-point="4" svg:d="M37200 47700v700" svg:viewBox="0 0 1 701">
          <text:p/>
        </draw:connector>
        <draw:connector draw:style-name="gr10" draw:text-style-name="P1" draw:layer="layout" svg:x1="37.2cm" svg:y1="49.8cm" svg:x2="37.2cm" svg:y2="50.5cm" draw:start-shape="id12" draw:start-glue-point="6" draw:end-shape="id13" draw:end-glue-point="5" svg:d="M37200 49800v700" svg:viewBox="0 0 1 701">
          <text:p/>
        </draw:connector>
        <draw:connector draw:style-name="gr10" draw:text-style-name="P1" draw:layer="layout" svg:x1="37.2cm" svg:y1="52cm" svg:x2="37.2cm" svg:y2="52.8cm" draw:start-shape="id13" draw:start-glue-point="8" draw:end-shape="id14" draw:end-glue-point="4" svg:d="M37200 52000v800" svg:viewBox="0 0 1 801">
          <text:p/>
        </draw:connector>
        <draw:connector draw:style-name="gr10" draw:text-style-name="P1" draw:layer="layout" svg:x1="37.2cm" svg:y1="54.2cm" svg:x2="37.2cm" svg:y2="55cm" draw:start-shape="id14" draw:start-glue-point="6" draw:end-shape="id3" draw:end-glue-point="4" svg:d="M37200 54200v800" svg:viewBox="0 0 1 801">
          <text:p/>
        </draw:connector>
        <draw:connector draw:style-name="gr11" draw:text-style-name="P5" draw:layer="layout" svg:x1="26.2cm" svg:y1="41.9cm" svg:x2="22.8cm" svg:y2="43.3cm" draw:start-shape="id6" draw:start-glue-point="5" draw:end-shape="id7" draw:end-glue-point="0" svg:d="M26200 41900h-3400v1400" svg:viewBox="0 0 3401 1401">
          <text:p/>
        </draw:connector>
        <draw:connector draw:style-name="gr11" draw:text-style-name="P5" draw:layer="layout" svg:x1="33.4cm" svg:y1="41.9cm" svg:x2="37.2cm" svg:y2="43.3cm" draw:start-shape="id6" draw:start-glue-point="7" draw:end-shape="id10" draw:end-glue-point="0" svg:d="M33400 41900h3800v1400" svg:viewBox="0 0 3801 1401">
          <text:p/>
        </draw:connector>
        <draw:connector draw:style-name="gr11" draw:text-style-name="P5" draw:layer="layout" svg:x1="33cm" svg:y1="34.95cm" svg:x2="34.7cm" svg:y2="35cm" draw:start-shape="id2" draw:start-glue-point="7" draw:end-shape="id15" draw:end-glue-point="5" svg:d="M33000 34950h851v50h849" svg:viewBox="0 0 17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5T15:36:59.140000000</meta:creation-date>
    <dc:date>2022-02-16T08:03:58.196000000</dc:date>
    <meta:editing-duration>PT35M46S</meta:editing-duration>
    <meta:editing-cycles>7</meta:editing-cycles>
    <meta:generator>LibreOffice/5.4.1.2$Windows_X86_64 LibreOffice_project/ea7cb86e6eeb2bf3a5af73a8f7777ac570321527</meta:generator>
    <meta:document-statistic meta:object-count="33"/>
  </office:meta>
</office:document-meta>
</file>